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68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943cm" fo:min-width="5.49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8.142cm" fo:min-width="4.837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e8a202" draw:marker-start-width="0.359cm" draw:marker-end-width="0.359cm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e8a202" draw:marker-start-width="0.359cm" draw:marker-end-width="0.359cm" draw:fill-color="#ffffff" draw:textarea-horizontal-align="justify" draw:textarea-vertical-align="middle" draw:auto-grow-height="false" fo:min-height="1.446cm" fo:min-width="3.5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3.095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4.628cm" fo:padding-top="0.178cm" fo:padding-bottom="0.178cm" fo:padding-left="0.303cm" fo:padding-right="0.30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Dot" svg:stroke-width="0.106cm" svg:stroke-color="#168253" draw:marker-start-width="0.358cm" draw:marker-end-width="0.358cm" draw:fill="none" draw:fill-color="#ffffff" draw:auto-grow-height="true" draw:auto-grow-width="false" fo:max-height="0cm" fo:min-height="9.637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106cm" svg:stroke-color="#168253" draw:marker-start-width="0.359cm" draw:marker-end-width="0.359cm" draw:fill-color="#ffffff" draw:textarea-horizontal-align="justify" draw:textarea-vertical-align="middle" draw:auto-grow-height="false" fo:min-height="0.843cm" fo:min-width="21.70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755cm" fo:min-width="0cm"/>
    </style:style>
    <style:style style:name="gr22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106cm" svg:stroke-color="#2a6099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646cm" fo:min-width="0cm"/>
    </style:style>
    <style:style style:name="gr29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106cm" svg:stroke-color="#3465a4" draw:marker-start-width="0.359cm" draw:marker-end-width="0.359cm" draw:fill-color="#ffffff" draw:textarea-horizontal-align="justify" draw:textarea-vertical-align="middle" draw:auto-grow-height="false" fo:min-height="2.244cm" fo:min-width="3.53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6.858cm"/>
    </style:style>
    <style:style style:name="gr34" style:family="graphic" style:parent-style-name="standard">
      <style:graphic-properties draw:textarea-horizontal-align="justify" draw:textarea-vertical-align="middle" draw:auto-grow-height="false" fo:min-height="3.251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.98cm"/>
    </style:style>
    <style:style style:name="gr36" style:family="graphic" style:parent-style-name="standard">
      <style:graphic-properties draw:textarea-horizontal-align="justify" draw:textarea-vertical-align="middle" draw:auto-grow-height="false" fo:min-height="1.095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683cm"/>
    </style:style>
    <style:style style:name="gr38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1.368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4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5.94cm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cm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926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713cm"/>
    </style:style>
    <style:style style:name="gr44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143cm" fo:padding-top="0.178cm" fo:padding-bottom="0.178cm" fo:padding-left="0.303cm" fo:padding-right="0.303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916cm" fo:min-width="0cm"/>
    </style:style>
    <style:style style:name="gr52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cm" fo:min-width="7.287cm"/>
    </style:style>
    <style:style style:name="gr55" style:family="graphic" style:parent-style-name="standard">
      <style:graphic-properties draw:textarea-horizontal-align="justify" draw:textarea-vertical-align="middle" draw:auto-grow-height="false" fo:min-height="1.005cm" fo:min-width="0cm"/>
    </style:style>
    <style:style style:name="gr56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0.779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58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6.849cm" fo:padding-top="0.178cm" fo:padding-bottom="0.178cm" fo:padding-left="0.303cm" fo:padding-right="0.303cm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843cm" fo:min-width="0cm"/>
    </style:style>
    <style:style style:name="gr61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64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4.877cm" fo:padding-top="0.178cm" fo:padding-bottom="0.178cm" fo:padding-left="0.303cm" fo:padding-right="0.303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cm" fo:min-width="0.938cm"/>
    </style:style>
    <style:style style:name="gr66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.514cm"/>
    </style:style>
    <style:style style:name="gr68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9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7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433cm" fo:min-width="0cm"/>
    </style:style>
    <style:style style:name="gr72" style:family="graphic" style:parent-style-name="standard" style:list-style-name="L1">
      <style:graphic-properties svg:stroke-width="0.106cm" draw:marker-start-width="0.358cm" draw:marker-end-width="0.358cm" draw:fill="none" draw:textarea-horizontal-align="justify" draw:textarea-vertical-align="middle" draw:auto-grow-height="false" fo:min-height="2.771cm" fo:min-width="3.697cm" fo:padding-top="0.177cm" fo:padding-bottom="0.177cm" fo:padding-left="0.302cm" fo:padding-right="0.302cm"/>
      <style:paragraph-properties style:writing-mode="lr-tb"/>
    </style:style>
    <style:style style:name="gr73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3.35cm" fo:min-width="3.966cm" fo:padding-top="0.178cm" fo:padding-bottom="0.178cm" fo:padding-left="0.303cm" fo:padding-right="0.303cm"/>
      <style:paragraph-properties style:writing-mode="lr-tb"/>
    </style:style>
    <style:style style:name="gr74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75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7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739cm" fo:min-width="2.792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1c1c1c" fo:font-size="17.8999996185303pt" fo:font-weight="bold"/>
    </style:style>
    <style:style style:name="P2" style:family="paragraph">
      <loext:graphic-properties draw:fill-color="#ffffff"/>
      <style:paragraph-properties fo:text-align="center" style:writing-mode="lr-tb"/>
      <style:text-properties fo:color="#1c1c1c" fo:font-size="17.8999996185303pt" fo:font-weight="bold"/>
    </style:style>
    <style:style style:name="P3" style:family="paragraph">
      <style:paragraph-properties fo:text-align="center" style:writing-mode="lr-tb"/>
      <style:text-properties fo:font-size="17.8999996185303pt" fo:font-weight="bold"/>
    </style:style>
    <style:style style:name="P4" style:family="paragraph">
      <loext:graphic-properties draw:fill-color="#ffffff"/>
      <style:paragraph-properties fo:text-align="center" style:writing-mode="lr-tb"/>
      <style:text-properties fo:font-size="17.8999996185303pt" fo:font-weight="bold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3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3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T1" style:family="text">
      <style:text-properties fo:color="#1c1c1c" fo:font-size="18pt" fo:font-weight="bold"/>
    </style:style>
    <style:style style:name="T2" style:family="text">
      <style:text-properties fo:font-size="18pt" fo:font-weight="bold"/>
    </style:style>
    <style:style style:name="T3" style:family="text">
      <style:text-properties fo:font-size="17.8999996185303pt" fo:font-weight="bold" style:font-weight-asian="bold" style:font-weight-complex="bold"/>
    </style:style>
    <style:style style:name="T4" style:family="text">
      <style:text-properties fo:color="#3465a4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3465a4" fo:font-size="17.8999996185303pt" fo:font-weight="bold" style:font-weight-asian="bold" style:font-weight-complex="bold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69a2e" fo:font-size="17.8999996185303pt" fo:font-weight="bold" style:font-weight-asian="bold" style:font-weight-complex="bold"/>
    </style:style>
    <style:style style:name="T8" style:family="text">
      <style:text-properties fo:color="#ea7500" fo:font-size="17.8999996185303pt" fo:font-weight="bold" style:font-weight-asian="bold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69a2e" fo:font-size="18pt" fo:font-weight="bold" style:font-weight-asian="bold" style:font-weight-complex="bold"/>
    </style:style>
    <style:style style:name="T11" style:family="text">
      <style:text-properties fo:color="#00a933" fo:font-size="18pt" fo:font-weight="bold" style:font-weight-asian="bold" style:font-weight-complex="bold"/>
    </style:style>
    <style:style style:name="T12" style:family="text">
      <style:text-properties fo:color="#ff5429" fo:font-size="18pt" fo:font-weight="bold" style:font-weight-asian="bold" style:font-weight-complex="bold"/>
    </style:style>
    <style:style style:name="T13" style:family="text">
      <style:text-properties fo:color="#111111" fo:font-size="18pt" fo:font-weight="bold" style:font-weight-asian="bold" style:font-weight-complex="bold"/>
    </style:style>
    <style:style style:name="T14" style:family="text">
      <style:text-properties fo:color="#ff860d" fo:font-size="18pt" fo:font-weight="bold" style:font-weight-asian="bold" style:font-weight-complex="bold"/>
    </style:style>
    <style:style style:name="T15" style:family="text">
      <style:text-properties fo:color="#5983b0" fo:font-size="18pt" fo:font-weight="bold" style:font-weight-asian="bold" style:font-weight-complex="bold"/>
    </style:style>
    <style:style style:name="T16" style:family="text">
      <style:text-properties fo:color="#5983b0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5983b0" fo:font-size="17.7999992370605pt" fo:font-weight="bold" style:font-size-asian="17.7999992370605pt" style:font-weight-asian="bold" style:font-size-complex="17.7999992370605pt" style:font-weight-complex="bold"/>
    </style:style>
    <style:style style:name="T18" style:family="text">
      <style:text-properties fo:color="#111111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111111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3.483cm" svg:height="2cm" svg:x="0.76cm" svg:y="1.097cm">
          <text:p text:style-name="P1"><text:span text:style-name="T1">Mini</text:span></text:p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354cm" svg:height="2.6cm" svg:x="1.63cm" svg:y="3.696cm">
          <text:p text:style-name="P3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54cm" svg:height="2.6cm" svg:x="17.959cm" svg:y="0.895cm">
          <text:p text:style-name="P3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3.154cm" svg:y1="3.697cm" svg:x2="2.719cm" svg:y2="3.097cm">
          <text:p/>
        </draw:line>
        <draw:custom-shape draw:style-name="gr4" draw:text-style-name="P6" draw:layer="layout" svg:width="6.096cm" svg:height="8.299cm" draw:transform="skewX (-0.0190240888467382) translate (0.542cm 0.69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443cm" svg:height="8.498cm" svg:x="17.415cm" svg:y="0.4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354cm" svg:height="2.6cm" svg:x="17.959cm" svg:y="3.795cm">
          <text:p text:style-name="P3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4.243cm" svg:y1="2.496cm" svg:x2="17.959cm" svg:y2="5.096cm">
          <text:p/>
        </draw:line>
        <draw:custom-shape draw:style-name="gr6" draw:text-style-name="P4" draw:layer="layout" svg:width="3.592cm" svg:height="1.601cm" svg:x="22.531cm" svg:y="0.298cm">
          <text:p text:style-name="P3"><text:span text:style-name="T2">CASHIER</text:span></text:p>
          <text:p text:style-name="P3"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136cm" svg:height="1.802cm" svg:x="4.57cm" svg:y="0.297cm">
          <text:p text:style-name="P3"><text:span text:style-name="T2">ORTHO </text:span></text:p>
          <text:p text:style-name="P3"><text:span text:style-name="T2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701cm" svg:height="1.802cm" svg:x="2.284cm" svg:y="6.796cm">
          <text:p text:style-name="P3"><text:span text:style-name="T2">Local Unit</text:span></text:p>
          <text:p text:style-name="P3"><text:span text:style-name="T2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701cm" svg:height="1.802cm" svg:x="17.959cm" svg:y="6.796cm">
          <text:p text:style-name="P3"><text:span text:style-name="T2">Local Unit</text:span></text:p>
          <text:p text:style-name="P3"><text:span text:style-name="T2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985cm" svg:y1="7.696cm" svg:x2="17.959cm" svg:y2="7.696cm">
          <text:p/>
        </draw:line>
        <draw:frame draw:style-name="gr9" draw:text-style-name="P7" draw:layer="layout" svg:width="13.716cm" svg:height="1.643cm" svg:x="6.202cm" svg:y="9.595cm">
          <draw:text-box>
            <text:p><text:span text:style-name="T3">UNIT DISTANCE: 12meters (approx.)</text:span></text:p>
          </draw:text-box>
        </draw:frame>
        <draw:custom-shape draw:style-name="gr10" draw:text-style-name="P4" draw:layer="layout" svg:width="7.402cm" svg:height="1.802cm" svg:x="8.488cm" svg:y="6.796cm">
          <text:p text:style-name="P3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4.243cm" svg:y1="2.496cm" svg:x2="17.959cm" svg:y2="2.496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2" draw:text-style-name="P7" draw:layer="layout" svg:width="22.86cm" svg:height="9.991cm" svg:x="0.868cm" svg:y="1.596cm">
          <draw:text-box>
            <text:p><text:span text:style-name="T4"/></text:p>
            <text:p><text:span text:style-name="T4"/></text:p>
            <text:p><text:span text:style-name="T5">MICROSOFT WINDOWS OPERATING SYSTEM (OS)</text:span></text:p>
            <text:p text:style-name="P9"><text:span text:style-name="T3">+BATCH COMMAND FILE</text:span></text:p>
            <text:p text:style-name="P9"><text:span text:style-name="T6"/></text:p>
            <text:p><text:span text:style-name="T7">MICROSOFT EXCEL WORKBOOK</text:span></text:p>
            <text:p><text:span text:style-name="T3">+MACRO (VISUAL BASIC FOR APPLICATIONS)</text:span></text:p>
            <text:p><text:span text:style-name="T3">+JAVA COMPUTER LANGUAGE WITH VIRTUAL MACHINE (VM)</text:span></text:p>
            <text:p><text:span text:style-name="T3">+PHP HYPERTEXT PREPROCESSOR (PHP) COMMAND</text:span></text:p>
            <text:p><text:span text:style-name="T3">+MYSQL (STRUCTURED QUERY LANGUAGE) DATABASE (DB)</text:span></text:p>
            <text:p><text:span text:style-name="T6"/></text:p>
            <text:p><text:span text:style-name="T8">APACHE WEB SERVER</text:span></text:p>
          </draw:text-box>
        </draw:frame>
        <draw:custom-shape draw:style-name="gr13" draw:text-style-name="P11" draw:layer="layout" svg:width="22.315cm" svg:height="1.199cm" svg:x="0.868cm" svg:y="0.799cm">
          <text:p text:style-name="P10"><text:span text:style-name="T9">SELECT INFORMATION TECHNOLOGY (IT) DEVELOPMENT TOO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4" draw:text-style-name="P12" draw:layer="layout" svg:width="10.599cm" svg:height="3.491cm" svg:x="0.6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1.103cm" svg:height="3.199cm" svg:x="0.6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.572cm" svg:height="2.6cm" svg:x="0.977cm" svg:y="1.096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5.66cm" svg:height="2.6cm" svg:x="5.658cm" svg:y="1.296cm">
          <text:p text:style-name="P14"><text:span text:style-name="T11">MACRO </text:span></text:p>
          <text:p text:style-name="P14"><text:span text:style-name="T11">(VISUAL BASIC </text:span></text:p>
          <text:p text:style-name="P14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4.572cm" svg:height="2.6cm" svg:x="1.126cm" svg:y="8.095cm">
          <text:p text:style-name="P16"><text:span text:style-name="T12">JAVA </text:span></text:p>
          <text:p text:style-name="P16"><text:span text:style-name="T12">VIRTUAL</text:span></text:p>
          <text:p text:style-name="P16"><text:span text:style-name="T12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4.572cm" svg:height="2.6cm" svg:x="6.134cm" svg:y="8.095cm">
          <text:p text:style-name="P16"><text:span text:style-name="T12">JAVA </text:span></text:p>
          <text:p text:style-name="P16"><text:span text:style-name="T12">COMPUTER</text:span></text:p>
          <text:p text:style-name="P16"><text:span text:style-name="T12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4.572cm" svg:height="2.6cm" svg:x="18.721cm" svg:y="5.295cm">
          <text:p text:style-name="P18"><text:span text:style-name="T13">JSON FILE </text:span></text:p>
          <text:p text:style-name="P18"><text:span text:style-name="T13">LIST AS </text:span></text:p>
          <text:p text:style-name="P18"><text:span text:style-name="T13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0.653cm" svg:height="4.099cm" svg:x="8.162cm" svg:y="3.898cm">
          <text:p/>
          <draw:enhanced-geometry svg:viewBox="0 0 21600 21600" draw:text-areas="?f0 0 ?f2 ?f5" draw:type="down-arrow" draw:modifiers="18644.9881610103 8976.623376623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9" draw:layer="layout" svg:width="4.572cm" svg:height="2.6cm" svg:x="6.202cm" svg:y="4.495cm">
          <text:p text:style-name="P18"><text:span text:style-name="T13">BATCH </text:span></text:p>
          <text:p text:style-name="P18"><text:span text:style-name="T13">COMMAND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4.572cm" svg:height="2.6cm" svg:x="6.311cm" svg:y="11.795cm">
          <text:p text:style-name="P21"><text:span text:style-name="T14">PHP COM-</text:span></text:p>
          <text:p text:style-name="P21"><text:span text:style-name="T14">MAND WEB</text:span></text:p>
          <text:p text:style-name="P21"><text:span text:style-name="T1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1.103cm" svg:height="3.199cm" svg:x="18.5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4.572cm" svg:height="2.6cm" svg:x="18.83cm" svg:y="1.096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5.66cm" svg:height="2.6cm" svg:x="23.511cm" svg:y="1.296cm">
          <text:p text:style-name="P14"><text:span text:style-name="T11">MACRO </text:span></text:p>
          <text:p text:style-name="P14"><text:span text:style-name="T11">(VISUAL BASIC </text:span></text:p>
          <text:p text:style-name="P14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4.572cm" svg:height="2.6cm" svg:x="24.599cm" svg:y="5.295cm">
          <text:p text:style-name="P18"><text:span text:style-name="T13">BATCH </text:span></text:p>
          <text:p text:style-name="P18"><text:span text:style-name="T13">COMMAND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653cm" svg:height="0.999cm" svg:x="8.27cm" svg:y="10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3" draw:layer="layout" svg:width="11.212cm" svg:height="6.399cm" svg:x="18.177cm" svg:y="8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4.572cm" svg:height="2.6cm" svg:x="18.612cm" svg:y="11.695cm">
          <text:p text:style-name="P21"><text:span text:style-name="T14">PHP</text:span></text:p>
          <text:p text:style-name="P21"><text:span text:style-name="T14">COMPUTER</text:span></text:p>
          <text:p text:style-name="P21"><text:span text:style-name="T14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4.572cm" svg:height="2.6cm" svg:x="24.708cm" svg:y="8.594cm">
          <text:p text:style-name="P21"><text:span text:style-name="T14">APACHE </text:span></text:p>
          <text:p text:style-name="P21"><text:span text:style-name="T14">WEB </text:span></text:p>
          <text:p text:style-name="P21"><text:span text:style-name="T14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4.136cm" svg:height="2.6cm" svg:x="24.926cm" svg:y="11.695cm">
          <text:p text:style-name="P24"><text:span text:style-name="T15">MYSQL</text:span></text:p>
          <text:p text:style-name="P24"><text:span text:style-name="T15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7.471cm" svg:height="0.499cm" svg:x="10.705cm" svg:y="12.8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0" draw:layer="layout" svg:width="0.653cm" svg:height="3.7cm" svg:x="20.462cm" svg:y="7.995cm">
          <text:p/>
          <draw:enhanced-geometry svg:viewBox="0 0 21600 21600" draw:text-areas="?f0 ?f7 ?f2 21600" draw:type="up-arrow" draw:modifiers="4476.41178059984 7978.702163061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0" draw:layer="layout" svg:width="1.593cm" svg:height="0.6cm" svg:x="23.293cm" svg:y="12.8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0" draw:layer="layout" svg:width="0.653cm" svg:height="1.5cm" svg:x="26.123cm" svg:y="3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20" draw:layer="layout" svg:width="1.306cm" svg:height="0.6cm" svg:x="23.293cm" svg:y="5.696cm">
          <text:p/>
          <draw:enhanced-geometry svg:viewBox="0 0 21600 21600" draw:text-areas="?f7 ?f0 21600 ?f2" draw:type="left-arrow" draw:modifiers="5955.51853394419 7080.19966722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6" draw:layer="layout" svg:width="11.974cm" svg:height="14.598cm" svg:x="0.2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4.137cm" svg:height="2.6cm" svg:x="0.868cm" svg:y="11.795cm">
          <text:p text:style-name="P24"><text:span text:style-name="T15">MICROSOFT</text:span></text:p>
          <text:p text:style-name="P24"><text:span text:style-name="T15">WINDOWS</text:span></text:p>
          <text:p text:style-name="P24"><text:span text:style-name="T16">@CASHIER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6" draw:layer="layout" svg:width="16.546cm" svg:height="14.598cm" svg:x="13.496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draw:layer="layout" svg:width="4.136cm" svg:height="2.6cm" svg:x="13.931cm" svg:y="0.895cm">
          <text:p text:style-name="P24"><text:span text:style-name="T15">MICROSOFT</text:span></text:p>
          <text:p text:style-name="P24"><text:span text:style-name="T15">WINDOWS</text:span></text:p>
          <text:p text:style-name="P24"><text:span text:style-name="T16">@ORTHO </text:span></text:p>
          <text:p text:style-name="P24"><text:span text:style-name="T16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0" draw:layer="layout" svg:width="0.653cm" svg:height="1.4cm" svg:x="27.429cm" svg:y="3.896cm">
          <text:p/>
          <draw:enhanced-geometry svg:viewBox="0 0 21600 21600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0" draw:layer="layout" svg:width="1.306cm" svg:height="0.6cm" svg:x="23.293cm" svg:y="6.597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44" draw:text-style-name="P12" draw:layer="layout" svg:width="10.599cm" svg:height="3.491cm" svg:x="0.8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10.749cm" svg:height="3.199cm" svg:x="0.8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4.572cm" svg:height="2.6cm" svg:x="1.177cm" svg:y="1.096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7" draw:layer="layout" svg:width="4.572cm" svg:height="2.6cm" svg:x="1.326cm" svg:y="8.095cm">
          <text:p text:style-name="P16"><text:span text:style-name="T12">JAVA </text:span></text:p>
          <text:p text:style-name="P16"><text:span text:style-name="T12">VIRTUAL</text:span></text:p>
          <text:p text:style-name="P16"><text:span text:style-name="T12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7" draw:layer="layout" svg:width="4.572cm" svg:height="2.6cm" svg:x="6.334cm" svg:y="8.095cm">
          <text:p text:style-name="P16"><text:span text:style-name="T12">JAVA </text:span></text:p>
          <text:p text:style-name="P16"><text:span text:style-name="T12">COMPUTER</text:span></text:p>
          <text:p text:style-name="P16"><text:span text:style-name="T12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3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layout" svg:width="4.572cm" svg:height="2.6cm" svg:x="19.03cm" svg:y="1.096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layout" svg:width="0.653cm" svg:height="1.3cm" svg:x="8.47cm" svg:y="10.695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23" draw:layer="layout" svg:width="11.212cm" svg:height="6.399cm" svg:x="18.37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7" draw:layer="layout" svg:width="4.572cm" svg:height="2.6cm" svg:x="18.608cm" svg:y="8.294cm">
          <text:p text:style-name="P21"><text:span text:style-name="T14">APACHE </text:span></text:p>
          <text:p text:style-name="P21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0" draw:layer="layout" svg:width="7.907cm" svg:height="0.499cm" svg:x="10.905cm" svg:y="13.2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0" draw:layer="layout" svg:width="1.593cm" svg:height="0.6cm" svg:x="23.193cm" svg:y="13.0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0" draw:layer="layout" svg:width="0.653cm" svg:height="1.399cm" svg:x="26.8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26" draw:layer="layout" svg:width="11.385cm" svg:height="14.598cm" svg:x="0.4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5" draw:layer="layout" svg:width="4.137cm" svg:height="2.6cm" svg:x="1.068cm" svg:y="11.795cm">
          <text:p text:style-name="P24"><text:span text:style-name="T15">MICROSOFT</text:span></text:p>
          <text:p text:style-name="P24"><text:span text:style-name="T15">WINDOWS</text:span></text:p>
          <text:p text:style-name="P24"><text:span text:style-name="T16">@CASHIER UNIT</text:span></text:p>
          <text:p text:style-name="P24"><text:span text:style-name="T17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6" draw:layer="layout" svg:width="17.455cm" svg:height="14.598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5" draw:layer="layout" svg:width="4.137cm" svg:height="2.6cm" svg:x="13.531cm" svg:y="0.995cm">
          <text:p text:style-name="P24"><text:span text:style-name="T15">MICROSOFT</text:span></text:p>
          <text:p text:style-name="P24"><text:span text:style-name="T15">WINDOWS</text:span></text:p>
          <text:p text:style-name="P24"><text:span text:style-name="T16">@ORTHO &amp; PT UNIT</text:span></text:p>
          <text:p text:style-name="P24"><text:span text:style-name="T16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draw:layer="layout" svg:width="0.653cm" svg:height="1.3cm" svg:x="28.129cm" svg:y="3.896cm">
          <text:p/>
          <draw:enhanced-geometry svg:viewBox="0 0 21600 21600" draw:mirror-horizontal="false" draw:mirror-vertical="false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12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4.572cm" svg:height="2.6cm" svg:x="12.687cm" svg:y="4.898cm">
          <text:p text:style-name="P16"><text:span text:style-name="T12">JAVA </text:span></text:p>
          <text:p text:style-name="P16"><text:span text:style-name="T12">VIRTUAL</text:span></text:p>
          <text:p text:style-name="P16"><text:span text:style-name="T12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7" draw:layer="layout" svg:width="4.32cm" svg:height="2.6cm" svg:x="16.632cm" svg:y="4.898cm">
          <text:p text:style-name="P16"><text:span text:style-name="T12">JAVA </text:span></text:p>
          <text:p text:style-name="P16"><text:span text:style-name="T12">COMPUTER</text:span></text:p>
          <text:p text:style-name="P16"><text:span text:style-name="T12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2" draw:layer="layout" svg:width="5.483cm" svg:height="2.6cm" svg:x="5.8cm" svg:y="11.995cm">
          <text:p text:style-name="P21"><text:span text:style-name="T14">PHP COMMAND </text:span></text:p>
          <text:p text:style-name="P21"><text:span text:style-name="T14">WEB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0" draw:layer="layout" svg:width="1.548cm" svg:height="0.6cm" svg:x="20.952cm" svg:y="6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15" draw:layer="layout" svg:width="5.66cm" svg:height="2.6cm" svg:x="23.711cm" svg:y="1.296cm">
          <text:p text:style-name="P14"><text:span text:style-name="T11">MACRO </text:span></text:p>
          <text:p text:style-name="P14"><text:span text:style-name="T11">(VISUAL BASIC </text:span></text:p>
          <text:p text:style-name="P14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1.092cm" svg:height="0.6cm" draw:transform="rotate (-3.14159265358979) translate (26.5cm 6.6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19" draw:layer="layout" svg:width="3.3cm" svg:height="2.6cm" svg:x="26.3cm" svg:y="5.195cm">
          <text:p text:style-name="P18"><text:span text:style-name="T13">BATCH</text:span></text:p>
          <text:p text:style-name="P18"><text:span text:style-name="T18">COMMAND</text:span><text:span text:style-name="T13">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4.572cm" svg:height="1.8cm" svg:x="12.928cm" svg:y="12.6cm">
          <text:p text:style-name="P29"><text:span text:style-name="T19">DATA PACKET</text:span></text:p>
          <text:p text:style-name="P29"><text:span text:style-name="T19">JSON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9" draw:layer="layout" svg:width="3.3cm" svg:height="2.6cm" svg:x="14.4cm" svg:y="9.5cm">
          <text:p text:style-name="P18"><text:span text:style-name="T13">BATCH </text:span></text:p>
          <text:p text:style-name="P18"><text:span text:style-name="T18">COMMAND</text:span><text:span text:style-name="T13"> </text:span></text:p>
          <text:p text:style-name="P18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1.092cm" svg:height="0.6cm" draw:transform="rotate (-3.14159265358979) translate (18.8cm 11.9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0" draw:layer="layout" svg:width="0.653cm" svg:height="1.902cm" svg:x="16.829cm" svg:y="7.498cm">
          <text:p/>
          <draw:enhanced-geometry svg:viewBox="0 0 21600 21600" draw:mirror-horizontal="false" draw:mirror-vertical="false" draw:text-areas="?f0 ?f7 ?f2 21600" draw:type="up-arrow" draw:modifiers="8819.33788754598 7959.633027522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32" draw:layer="layout" svg:width="4.3cm" svg:height="5cm" svg:x="24.9cm" svg:y="9.8cm">
          <text:p text:style-name="P31"><text:span text:style-name="T15">MYSQL</text:span></text:p>
          <text:p text:style-name="P31"><text:span text:style-name="T15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1" draw:text-style-name="P20" draw:layer="layout" svg:width="0.653cm" svg:height="1.3cm" svg:x="8.47cm" svg:y="6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20" draw:layer="layout" svg:width="0.653cm" svg:height="1.3cm" svg:x="8.47cm" svg:y="3.697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22" draw:layer="layout" svg:width="4.572cm" svg:height="3.706cm" svg:x="18.812cm" svg:y="10.894cm">
          <text:p text:style-name="P21"><text:span text:style-name="T14">PHP</text:span></text:p>
          <text:p text:style-name="P21"><text:span text:style-name="T14">COMPUTER</text:span></text:p>
          <text:p text:style-name="P21"><text:span text:style-name="T14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4" draw:layer="layout" svg:width="2.9cm" svg:height="2.2cm" svg:x="3.9cm" svg:y="5cm">
          <text:p text:style-name="P33"><text:span text:style-name="T20">TAB-DLTD</text:span></text:p>
          <text:p text:style-name="P33"><text:span text:style-name="T20">.TXT FILE </text:span></text:p>
          <text:p text:style-name="P33"><text:span text:style-name="T20">PAYS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0" draw:layer="layout" svg:width="0.653cm" svg:height="1.399cm" svg:x="5.723cm" svg:y="3.5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34" draw:layer="layout" svg:width="2.9cm" svg:height="2.2cm" svg:x="22.5cm" svg:y="5.3cm">
          <text:p text:style-name="P33"><text:span text:style-name="T20">TAB-DLTD</text:span></text:p>
          <text:p text:style-name="P33"><text:span text:style-name="T20">.TXT FILE </text:span></text:p>
          <text:p text:style-name="P33"><text:span text:style-name="T20">PAYS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0" draw:layer="layout" svg:width="1.092cm" svg:height="0.6cm" draw:transform="rotate (-3.14159265358979) translate (7.9cm 6.3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15" draw:layer="layout" svg:width="5.66cm" svg:height="2.6cm" svg:x="5.558cm" svg:y="1.296cm">
          <text:p text:style-name="P14"><text:span text:style-name="T11">MACRO </text:span></text:p>
          <text:p text:style-name="P14"><text:span text:style-name="T11">(VISUAL BASIC </text:span></text:p>
          <text:p text:style-name="P14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6" draw:layer="layout" svg:width="3.398cm" svg:height="2.095cm" svg:x="7.702cm" svg:y="5cm">
          <text:p text:style-name="P35"><text:span text:style-name="T18">BATCH </text:span></text:p>
          <text:p text:style-name="P35"><text:span text:style-name="T18">COMMAND </text:span></text:p>
          <text:p text:style-name="P35"><text:span text:style-name="T18">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efault" style:page-layout-name="PM1" draw:style-name="Mdp1">
      <draw:frame presentation:style-name="Default-title" draw:layer="backgroundobjects" svg:width="27.431cm" svg:height="2.629cm" svg:x="1.521cm" svg:y="0.624cm" presentation:class="title" presentation:placeholder="true">
        <draw:text-box/>
      </draw:frame>
      <draw:frame presentation:style-name="Default-outline1" draw:layer="backgroundobjects" svg:width="27.431cm" svg:height="9.133cm" svg:x="1.521cm" svg:y="3.681cm" presentation:class="outline" presentation:placeholder="true">
        <draw:text-box/>
      </draw:frame>
      <draw:frame presentation:style-name="Mpr1" draw:text-style-name="MP2" draw:layer="backgroundobjects" svg:width="7.101cm" svg:height="1.085cm" svg:x="1.521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085cm" svg:x="10.421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085cm" svg:x="21.851cm" svg:y="14.34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2T12:26:46.346224437</meta:creation-date>
    <dc:date>2021-05-16T06:36:02.831000000</dc:date>
    <meta:editing-duration>PT4H7M37S</meta:editing-duration>
    <meta:editing-cycles>191</meta:editing-cycles>
    <meta:generator>LibreOffice/6.3.5.2$Windows_x86 LibreOffice_project/dd0751754f11728f69b42ee2af66670068624673</meta:generator>
    <meta:document-statistic meta:object-count="117"/>
  </office:meta>
</office:document-meta>
</file>